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TRIX PACKAGE</text:p>
      <text:p text:style-name="Standard"/>
      <text:p text:style-name="Standard">This disk contains some QBASIC programs that accept matrices as input. Each matrix is a file that is created by the Notepad program, or by writing a file consisting of text characters. The format for a matrix is as follows:</text:p>
      <text:p text:style-name="Standard"/>
      <text:p text:style-name="Standard">5,8 <text:s text:c="12"/>[the I and J dimensions of the matrix]</text:p>
      <text:p text:style-name="Standard">2,6 <text:s text:c="12"/>[followed by I rows, J values in each row]</text:p>
      <text:p text:style-name="Standard">3,45.2</text:p>
      <text:p text:style-name="Standard">4,7</text:p>
      <text:p text:style-name="Standard">10,2</text:p>
      <text:p text:style-name="Standard">11,4</text:p>
      <text:p text:style-name="Standard"/>
      <text:p text:style-name="Standard">The values can be separated by a comma or blanks. The matrix is read as a file having a name followed by a suffix “.mat”.</text:p>
      <text:p text:style-name="Standard"/>
      <text:p text:style-name="Standard">The following programs are on this disk, each in both .bas format or .exe form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ving Elliott</meta:initial-creator>
    <meta:creation-date>2015-12-25T12:11:44.24</meta:creation-date>
    <meta:document-statistic meta:table-count="0" meta:image-count="0" meta:object-count="0" meta:page-count="1" meta:paragraph-count="10" meta:word-count="105" meta:character-count="568"/>
    <dc:date>2015-12-25T12:47:36.16</dc:date>
    <dc:creator>Irving Elliott</dc:creator>
    <meta:editing-duration>PT20M40S</meta:editing-duration>
    <meta:editing-cycles>1</meta:editing-cycles>
    <meta:generator>OpenOffice/4.1.2$Win32 OpenOffice.org_project/412m3$Build-9782</meta:generator>
  </office:meta>
</office:document-meta>
</file>